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
      <style:text-properties officeooo:paragraph-rsid="0015b69c"/>
    </style:style>
    <style:style style:name="P2" style:family="paragraph" style:parent-style-name="Text_20_body">
      <style:text-properties officeooo:rsid="0013d166" officeooo:paragraph-rsid="0013d166"/>
    </style:style>
    <style:style style:name="P3" style:family="paragraph" style:parent-style-name="Text_20_body">
      <style:text-properties officeooo:rsid="0013d166" officeooo:paragraph-rsid="00156eed"/>
    </style:style>
    <style:style style:name="P4" style:family="paragraph" style:parent-style-name="Text_20_body">
      <style:text-properties officeooo:rsid="001493bd" officeooo:paragraph-rsid="001493bd"/>
    </style:style>
    <style:style style:name="P5" style:family="paragraph" style:parent-style-name="Text_20_body">
      <style:text-properties officeooo:rsid="001493bd" officeooo:paragraph-rsid="00156eed"/>
    </style:style>
    <style:style style:name="P6" style:family="paragraph" style:parent-style-name="Text_20_body">
      <style:text-properties officeooo:rsid="00156eed" officeooo:paragraph-rsid="00156eed"/>
    </style:style>
    <style:style style:name="P7" style:family="paragraph" style:parent-style-name="Text_20_body">
      <style:text-properties officeooo:paragraph-rsid="0015b69c"/>
    </style:style>
    <style:style style:name="P8" style:family="paragraph" style:parent-style-name="Text_20_body">
      <style:text-properties officeooo:rsid="0015b69c" officeooo:paragraph-rsid="0015b69c"/>
    </style:style>
    <style:style style:name="P9" style:family="paragraph" style:parent-style-name="Title">
      <style:text-properties officeooo:rsid="0013d166" officeooo:paragraph-rsid="0013d166"/>
    </style:style>
    <style:style style:name="P10" style:family="paragraph" style:parent-style-name="Text_20_body" style:list-style-name="L1">
      <style:text-properties officeooo:rsid="001493bd" officeooo:paragraph-rsid="0013d166"/>
    </style:style>
    <style:style style:name="P11" style:family="paragraph" style:parent-style-name="Text_20_body">
      <style:text-properties officeooo:rsid="0013d166" officeooo:paragraph-rsid="0013d166"/>
    </style:style>
    <style:style style:name="P12" style:family="paragraph" style:parent-style-name="Text_20_body">
      <style:text-properties officeooo:rsid="00177993" officeooo:paragraph-rsid="00177993"/>
    </style:style>
    <style:style style:name="P13" style:family="paragraph" style:parent-style-name="Text_20_body">
      <style:text-properties officeooo:rsid="0018e477" officeooo:paragraph-rsid="0018e477"/>
    </style:style>
    <style:style style:name="T1" style:family="text">
      <style:text-properties officeooo:rsid="0013d166"/>
    </style:style>
    <style:style style:name="T2" style:family="text">
      <style:text-properties officeooo:rsid="001493bd"/>
    </style:style>
    <style:style style:name="T3" style:family="text">
      <style:text-properties officeooo:rsid="00156eed"/>
    </style:style>
    <style:style style:name="T4" style:family="text">
      <style:text-properties officeooo:rsid="0015b69c"/>
    </style:style>
    <style:style style:name="T5" style:family="text">
      <style:text-properties fo:font-weight="bold" officeooo:rsid="0015b69c" style:font-weight-asian="bold" style:font-weight-complex="bold"/>
    </style:style>
    <style:style style:name="T6" style:family="text">
      <style:text-properties fo:font-weight="bold" officeooo:rsid="00156ee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rypto-Anlysis </text:p>
      <text:p text:style-name="P2"/>
      <text:h text:style-name="Heading_20_3" text:outline-level="3">Idea:</text:h>
      <text:p text:style-name="P2"><text:tab/>There are many website available for Crypto analysis and information but any single website does not provide all the information about crypto currency, like founder, market capitalization, white paper, price, volume, other information,(<text:a xlink:type="simple" xlink:href="https://coinmarketcap.com/">https://coinmarketcap.com/</text:a>) which provides the information in USD,BTC, ETH Chart we are trying to build INR based crypto system which contains all the info and with nic UI based chart through this we can compare and analysis other crypto's for investment, using this information we can analyze the market preditction which coin have future growth etc. </text:p>
      <text:h text:style-name="Heading_20_3" text:outline-level="3">Requirement:</text:h>
      <text:p text:style-name="P2">1. Programming Language(Python 3.4+)</text:p>
      <text:list xml:id="list5885785451105923080" text:style-name="L1">
        <text:list-item>
          <text:p text:style-name="P10">Knowledge on File Operations and File Manipulation(On CSV/Excel Sheets) </text:p>
        </text:list-item>
      </text:list>
      <text:p text:style-name="P2">2. Webframework (Django/Flask, <text:span text:style-name="T3">polygot architecture* </text:span>)</text:p>
      <text:p text:style-name="P3">3. Front End- (JavaScript Based frame works which support live chart, <text:s/><text:span text:style-name="T3">polygot architecture*</text:span>)</text:p>
      <text:p text:style-name="P2">4. PostgreSql/Mongo DB prefered</text:p>
      <text:p text:style-name="P2">5. Server setup (Nginx setup docker on Digital Ocean)</text:p>
      <text:p text:style-name="P2">6. Live fetching data from various databses require Scrappy/urllib3,requests</text:p>
      <text:p text:style-name="P2">7. <text:span text:style-name="T2">Asynchronous Networking frameworks(Tornado/Twisted)</text:span></text:p>
      <text:p text:style-name="P4">8. Machine Learning and Data Science Concepts for Data Analasis.</text:p>
      <text:p text:style-name="P4">9. For ML/DS (numpy, matplotlib packages on Anaconda )</text:p>
      <text:h text:style-name="Heading_20_3" text:outline-level="3">Softwares Requirement:</text:h>
      <text:p text:style-name="P4">1. Python Software</text:p>
      <text:p text:style-name="P4">2. Anaconda(Numpy, <text:s/><text:span text:style-name="T3">S</text:span>cipy, <text:span text:style-name="T3">M</text:span>atplotlib packages installed)</text:p>
      <text:p text:style-name="P4">3. Sublime Text Editor</text:p>
      <text:p text:style-name="P4">4. Jupyter-Notebook for interactive code debugging <text:s/>and code <text:span text:style-name="T3">visualization.</text:span></text:p>
      <text:p text:style-name="P4">5. PostgreSQL <text:s/>and MongoDB Databases.</text:p>
      <text:p text:style-name="P4">6. Github and GitKracken.</text:p>
      <text:p text:style-name="P4"/>
      <text:p text:style-name="P4">** Requirement can be extended <text:span text:style-name="T3">according to possibility's</text:span></text:p>
      <text:p text:style-name="P5">* <text:span text:style-name="T1"><text:s/>Polygot Architecture : multiple frameworks to achieve the requirement and Team Preference. </text:span></text:p>
      <text:p text:style-name="Heading"><text:soft-page-break/></text:p>
      <text:p text:style-name="Heading"><text:span text:style-name="T4">Data Gathering and Visualization- Stage1</text:span> :</text:p>
      <text:p text:style-name="P4"><text:tab/>Automated Script for <text:s/>Gathering the cryptocurrency data which can run on the Raspberry Pi or pythonanywhere.com because it's free and openly available which can fetch the data and store it the CSV files. </text:p>
      <text:p text:style-name="Heading">Problem :</text:p>
      <text:p text:style-name="Text_20_body"><text:tab/><text:span text:style-name="T2">Storing and retriving the more than1.3K cryptocurency data in CSV files it should be time consuming and impossible to maintain the large amount of data for this have to implement concurrency database to access data seamlessly.</text:span></text:p>
      <text:p text:style-name="P7">* <text:span text:style-name="T3">Gather the information which is suitable for this. </text:span><text:span text:style-name="T6">R&amp; D Work</text:span></text:p>
      <text:p text:style-name="P1"><text:span text:style-name="T4">Front End -</text:span>St<text:span text:style-name="T4">age1</text:span> : </text:p>
      <text:p text:style-name="P6"><text:tab/>After collecting the data, data can be visualize in chart format. We are visualize data in chart as static at stage1 after that in further stages various modification can be done according to requirement.</text:p>
      <text:p text:style-name="P6">In Stage1 here 2different coins data can be visualized with out any nice UI. After that Cleaner UI Can be made which is Suitable.</text:p>
      <text:p text:style-name="P6">* Gather information for the Visualization of DATA in Static and Dynamic(live) <text:span text:style-name="T4">require </text:span><text:span text:style-name="T5">R&amp; D Work</text:span><text:span text:style-name="T4">.</text:span></text:p>
      <text:p text:style-name="Heading"><text:span text:style-name="T4">Front End -</text:span>St<text:span text:style-name="T4">age2</text:span> :</text:p>
      <text:p text:style-name="P8"><text:tab/>User Interface can be designed which is purely web design work here we are using Bootstarp4 , Materialize CSS and angular JS.</text:p>
      <text:p text:style-name="P8">Various front-end designs frameworks can be researched and development can be done.</text:p>
      <text:p text:style-name="Heading">Machine Learning and DataScience Stage1 :</text:p>
      <text:p text:style-name="Text_20_body"><text:tab/><text:span text:style-name="T4">Apply various machine learning algorithm to learn and predict the market data user can make final decision according to these info. In further stages these information can be baked well and refined to get the outcome.</text:span></text:p>
      <text:p text:style-name="Text_20_body"/>
      <text:p text:style-name="P8"><text:s/></text:p>
      <text:p text:style-name="P4"/>
      <text:p text:style-name="P4"><text:s/></text:p>
      <text:p text:style-name="P4"><text:s/></text:p>
      <text:p text:style-name="P2"/>
      <text:p text:style-name="Heading"><text:soft-page-break/></text:p>
      <text:h text:style-name="Heading_20_3" text:outline-level="3">Rules And Regulations :</text:h>
      <text:p text:style-name="P12"><text:tab/>1. This Project is purely Knowledgeable purpose,</text:p>
      <text:p text:style-name="P12"><text:tab/>2. There is No Pressure or <text:s/>Binding to stop the team members to exit from project.</text:p>
      <text:p text:style-name="P12"><text:tab/>3. This Project can't be Distraction for personal works or enjoyment.</text:p>
      <text:p text:style-name="P12"><text:tab/>4. Before leaving from project respective task can be reported and code can open sourced.</text:p>
      <text:p text:style-name="P13"><text:tab/>5. Project Deadline can be 6 Month.</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22:08:06.810820317</meta:creation-date>
    <dc:date>2017-12-15T08:19:57.260730122</dc:date>
    <meta:editing-duration>PT8H56M31S</meta:editing-duration>
    <meta:editing-cycles>7</meta:editing-cycles>
    <meta:generator>LibreOffice/4.2.8.2$Linux_X86_64 LibreOffice_project/420m0$Build-2</meta:generator>
    <meta:document-statistic meta:table-count="0" meta:image-count="0" meta:object-count="0" meta:page-count="3" meta:paragraph-count="46" meta:word-count="529" meta:character-count="3453" meta:non-whitespace-character-count="2941"/>
  </office:meta>
</office:document-meta>
</file>